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fo:font-weight="bold" style:font-weight-asian="bold" style:font-weight-complex="bold"/>
    </style:style>
    <style:style style:name="T3" style:parent-style-name="Standaardalinea-lettertype" style:family="text">
      <style:text-properties fo:font-weight="bold" style:font-weight-asian="bold" style:font-weight-complex="bold"/>
    </style:style>
    <style:style style:name="T4" style:parent-style-name="Standaardalinea-lettertype" style:family="text">
      <style:text-properties fo:font-style="italic" style:font-style-asian="italic" style:font-style-complex="italic"/>
    </style:style>
    <style:style style:name="T5" style:parent-style-name="Standaardalinea-lettertype" style:family="text">
      <style:text-properties fo:font-style="italic" style:font-style-asian="italic" style:font-style-complex="italic"/>
    </style:style>
    <style:style style:name="P6" style:parent-style-name="Standaard" style:family="paragraph">
      <style:paragraph-properties fo:margin-bottom="0in" fo:line-height="100%"/>
    </style:style>
    <style:style style:name="P7" style:parent-style-name="Standaard" style:family="paragraph">
      <style:paragraph-properties fo:margin-bottom="0in" fo:line-height="100%"/>
    </style:style>
    <style:style style:name="P8" style:parent-style-name="Lijstalinea" style:list-style-name="LFO1" style:family="paragraph">
      <style:paragraph-properties fo:margin-bottom="0in" fo:line-height="100%"/>
    </style:style>
    <style:style style:name="P9" style:parent-style-name="Lijstalinea" style:list-style-name="LFO1" style:family="paragraph">
      <style:paragraph-properties fo:margin-bottom="0in" fo:line-height="100%"/>
    </style:style>
  </office:automatic-styles>
  <office:body>
    <office:text text:use-soft-page-breaks="true">
      <text:p text:style-name="P1">Zoals op elke markt, wordt ook op de arbeidsmarkt onderhandeld over de prijs.</text:p>
      <text:p text:style-name="Standaard">Een<text:s/><text:span text:style-name="T2">zzp’er</text:span><text:s/>probeert een zo goed mogelijk uurtarief af te spreken voor zijn diensten.</text:p>
      <text:p text:style-name="Standaard">Is dat gelukt, dan sluit je een<text:s/><text:span text:style-name="T3">arbeidsovereenkomst</text:span></text:p>
      <text:p text:style-name="Standaard"/>
      <text:p text:style-name="Standaard">Arbeidsvoorwaarden: Primaire en secundaire.</text:p>
      <text:p text:style-name="Standaard">Primaire ~ = afspraken met werkgevers over beloning en arbeidstijd</text:p>
      <text:p text:style-name="Standaard">Secundaire ~ = afspraken met werkgevers over overige arbeidsvoorwaarden</text:p>
      <text:p text:style-name="Standaard"/>
      <text:p text:style-name="Standaard">Om tijd te besparen voor zowel de werkgever als de werknemer, worden er vaak collectieve arbeidsovereenkomsten gesloten.</text:p>
      <text:p text:style-name="Standaard">Een Cao moet door de regering algemeen bindend verklaard worden,</text:p>
      <text:p text:style-name="Standaard"/>
      <text:p text:style-name="Standaard">Het belangrijkste onderwerp tijdens de onderhandelingen: het loon.</text:p>
      <text:p text:style-name="Standaard"><text:span text:style-name="T4">Werknemers</text:span>:<text:line-break/>Willen meestal prijscompensatie (om het reële inkomen op peil te houden)</text:p>
      <text:p text:style-name="Standaard"><text:span text:style-name="T5">Werkgevers:</text:span></text:p>
      <text:p text:style-name="P6">Willen niet meer loonsverhoging dan de loonruimte toestaat.</text:p>
      <text:p text:style-name="P7">De loonruimte is afhankelijk van twee factoren:</text:p>
      <text:list text:style-name="LFO1" text:continue-numbering="true">
        <text:list-item>
          <text:p text:style-name="P8">Inflatie</text:p>
        </text:list-item>
        <text:list-item>
          <text:p text:style-name="P9">Arbeidsproductiviteit.</text:p>
        </text:list-item>
      </text:list>
      <text:p text:style-name="Standaard"/>
      <text:p text:style-name="Standaard">Loonruimte: De maximale loonstijging die mogelijk is zonder dat het loon as percentage van de omzet toeneemt.</text:p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Zwaar" style:display-name="Zwaar" style:family="text" style:parent-style-name="Standaardalinea-lettertype">
      <style:text-properties fo:font-weight="bold" style:font-weight-asian="bold" style:font-weight-complex="bold"/>
    </style:style>
    <style:style style:name="Nadruk" style:display-name="Nadruk" style:family="text" style:parent-style-name="Standaardalinea-lettertype">
      <style:text-properties fo:font-style="italic" style:font-style-asian="italic" style:font-style-complex="italic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wel Paton</meta:initial-creator>
    <dc:creator>Pawel Paton</dc:creator>
    <meta:creation-date>2020-10-30T11:04:00Z</meta:creation-date>
    <dc:date>2020-10-30T11:26:00Z</dc:date>
    <meta:template xlink:href="Normal" xlink:type="simple"/>
    <meta:editing-cycles>1</meta:editing-cycles>
    <meta:editing-duration>PT1320S</meta:editing-duration>
    <meta:document-statistic meta:page-count="1" meta:paragraph-count="2" meta:word-count="154" meta:character-count="1002" meta:row-count="7" meta:non-whitespace-character-count="850"/>
  </office:meta>
</office:document-meta>
</file>